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898in"/>
    </style:style>
    <style:style style:name="co2" style:family="table-column">
      <style:table-column-properties fo:break-before="auto" style:column-width="2.03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3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opic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Frame</text:p>
          </table:table-cell>
          <table:table-cell table:style-name="ce1" office:value-type="string">
            <text:p>ChildFrame</text:p>
          </table:table-cell>
          <table:table-cell table:style-name="ce1" office:value-type="string">
            <text:p>Node</text:p>
          </table:table-cell>
          <table:table-cell table:style-name="ce1" office:value-type="string">
            <text:p>Direction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cmd_vel</text:p>
          </table:table-cell>
          <table:table-cell office:value-type="string">
            <text:p>Twist</text:p>
          </table:table-cell>
          <table:table-cell table:number-columns-repeated="2"/>
          <table:table-cell office:value-type="string">
            <text:p>twist_to_motors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imu_data</text:p>
          </table:table-cell>
          <table:table-cell office:value-type="string">
            <text:p>Imu</text:p>
          </table:table-cell>
          <table:table-cell table:number-columns-repeated="2"/>
          <table:table-cell office:value-type="string">
            <text:p>robot_pose_ekf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joint_states</text:p>
          </table:table-cell>
          <table:table-cell office:value-type="string">
            <text:p>JointState</text:p>
          </table:table-cell>
          <table:table-cell table:number-columns-repeated="2"/>
          <table:table-cell office:value-type="string">
            <text:p>robot_state_publisher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lmotor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left_pid_velocity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lmotor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diff_baseController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lwheel</text:p>
          </table:table-cell>
          <table:table-cell office:value-type="string">
            <text:p>Int16</text:p>
          </table:table-cell>
          <table:table-cell table:number-columns-repeated="2"/>
          <table:table-cell office:value-type="string">
            <text:p>diff_wheelEncoders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lwheel</text:p>
          </table:table-cell>
          <table:table-cell office:value-type="string">
            <text:p>Int16</text:p>
          </table:table-cell>
          <table:table-cell table:number-columns-repeated="2"/>
          <table:table-cell office:value-type="string">
            <text:p>diff_tf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lwheel</text:p>
          </table:table-cell>
          <table:table-cell office:value-type="string">
            <text:p>Int16</text:p>
          </table:table-cell>
          <table:table-cell table:number-columns-repeated="2"/>
          <table:table-cell office:value-type="string">
            <text:p>left_pid_velocity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lwheel_vel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left_pid_velocity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lwheel_vtarget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twist_to_motors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lwheel_vtarget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left_pid_velocity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rmotor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right_pid_velocity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rmotor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diff_baseController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robot_pose_ekf/odom</text:p>
          </table:table-cell>
          <table:table-cell office:value-type="string">
            <text:p>PoseWithCovarianceStamped</text:p>
          </table:table-cell>
          <table:table-cell table:number-columns-repeated="2"/>
          <table:table-cell office:value-type="string">
            <text:p>robot_pose_ekf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rwheel</text:p>
          </table:table-cell>
          <table:table-cell office:value-type="string">
            <text:p>Int16</text:p>
          </table:table-cell>
          <table:table-cell table:number-columns-repeated="2"/>
          <table:table-cell office:value-type="string">
            <text:p>diff_wheelEncoders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rwheel</text:p>
          </table:table-cell>
          <table:table-cell office:value-type="string">
            <text:p>Int16</text:p>
          </table:table-cell>
          <table:table-cell table:number-columns-repeated="2"/>
          <table:table-cell office:value-type="string">
            <text:p>diff_tf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rwheel</text:p>
          </table:table-cell>
          <table:table-cell office:value-type="string">
            <text:p>Int16</text:p>
          </table:table-cell>
          <table:table-cell table:number-columns-repeated="2"/>
          <table:table-cell office:value-type="string">
            <text:p>right_pid_velocity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rwheel_vel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right_pid_velocity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rwheel_vtarget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twist_to_motors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rwheel_vtarget</text:p>
          </table:table-cell>
          <table:table-cell office:value-type="string">
            <text:p>Float32</text:p>
          </table:table-cell>
          <table:table-cell table:number-columns-repeated="2"/>
          <table:table-cell office:value-type="string">
            <text:p>right_pid_velocity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tf</text:p>
          </table:table-cell>
          <table:table-cell office:value-type="string">
            <text:p>tfMessage</text:p>
          </table:table-cell>
          <table:table-cell table:number-columns-repeated="2"/>
          <table:table-cell office:value-type="string">
            <text:p>diff_tf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tf</text:p>
          </table:table-cell>
          <table:table-cell office:value-type="string">
            <text:p>tfMessage</text:p>
          </table:table-cell>
          <table:table-cell table:number-columns-repeated="2"/>
          <table:table-cell office:value-type="string">
            <text:p>robot_state_publisher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tf</text:p>
          </table:table-cell>
          <table:table-cell office:value-type="string">
            <text:p>tfMessage</text:p>
          </table:table-cell>
          <table:table-cell table:number-columns-repeated="2"/>
          <table:table-cell office:value-type="string">
            <text:p>diff_tf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tf</text:p>
          </table:table-cell>
          <table:table-cell office:value-type="string">
            <text:p>tfMessage</text:p>
          </table:table-cell>
          <table:table-cell table:number-columns-repeated="2"/>
          <table:table-cell office:value-type="string">
            <text:p>robot_pose_ekf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tf_static</text:p>
          </table:table-cell>
          <table:table-cell office:value-type="string">
            <text:p>TFMessage</text:p>
          </table:table-cell>
          <table:table-cell table:number-columns-repeated="2"/>
          <table:table-cell office:value-type="string">
            <text:p>robot_pose_ekf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2">
          <table:table-cell office:value-type="string">
            <text:p>wheel_odom</text:p>
          </table:table-cell>
          <table:table-cell office:value-type="string">
            <text:p>Odometry</text:p>
          </table:table-cell>
          <table:table-cell table:number-columns-repeated="2"/>
          <table:table-cell office:value-type="string">
            <text:p>diff_tf</text:p>
          </table:table-cell>
          <table:table-cell office:value-type="string">
            <text:p>publish</text:p>
          </table:table-cell>
          <table:table-cell table:number-columns-repeated="1017"/>
        </table:table-row>
        <table:table-row table:style-name="ro2">
          <table:table-cell office:value-type="string">
            <text:p>wheel_odom</text:p>
          </table:table-cell>
          <table:table-cell office:value-type="string">
            <text:p>Odometry</text:p>
          </table:table-cell>
          <table:table-cell table:number-columns-repeated="2"/>
          <table:table-cell office:value-type="string">
            <text:p>robot_pose_ekf</text:p>
          </table:table-cell>
          <table:table-cell office:value-type="string">
            <text:p>subscribe</text:p>
          </table:table-cell>
          <table:table-cell table:number-columns-repeated="1017"/>
        </table:table-row>
        <table:table-row table:style-name="ro3" table:number-rows-repeated="1048547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Messages.A1:Messages.F1048576">
          <table:sort>
            <table:sort-by table:field-number="0" table:data-type="automatic"/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5:44:44</meta:creation-date>
    <dc:date>2014-04-07T16:31:22</dc:date>
    <meta:editing-duration>PT39M5S</meta:editing-duration>
    <meta:editing-cycles>18</meta:editing-cycles>
    <meta:generator>LibreOffice/3.5$Linux_X86_64 LibreOffice_project/350m1$Build-2</meta:generator>
    <meta:document-statistic meta:table-count="1" meta:cell-count="114" meta:object-count="0"/>
  </office:meta>
</office:document-meta>
</file>